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ahoma1"/>
    </style:style>
    <style:style style:name="P5" style:family="paragraph" style:parent-style-name="Standard2">
      <style:paragraph-properties fo:margin-left="0cm" fo:margin-right="0cm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ahoma1"/>
    </style:style>
    <style:style style:name="P7" style:family="paragraph" style:parent-style-name="Standard2">
      <style:text-properties style:font-name="Tahoma1"/>
    </style:style>
    <style:style style:name="P8" style:family="paragraph" style:parent-style-name="Standard2">
      <style:paragraph-properties fo:text-align="center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2">
      <style:text-properties style:font-name="Tahoma1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</office:automatic-styles>
  <office:body>
    <office:text>
      <office:forms form:automatic-focus="false" form:apply-design-mode="false"/>
      <text:tracked-changes text:track-changes="false">
        <text:changed-region xml:id="ct167229240" text:id="ct167229240">
          <text:insertion>
            <office:change-info>
              <dc:creator>inconnu</dc:creator>
              <dc:date>2009-09-29T10:47:00</dc:date>
            </office:change-info>
          </text:insertion>
        </text:changed-region>
        <text:changed-region xml:id="ct167229728" text:id="ct167229728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167228496" text:id="ct167228496">
          <text:insertion>
            <office:change-info>
              <dc:creator>Gauthier Bastien</dc:creator>
              <dc:date>2012-03-20T15:43:00</dc:date>
            </office:change-info>
          </text:insertion>
        </text:changed-region>
        <text:changed-region xml:id="ct172983368" text:id="ct172983368">
          <text:insertion>
            <office:change-info>
              <dc:creator>Gauthier Bastien</dc:creator>
              <dc:date>2012-04-23T10:51:00</dc:date>
            </office:change-info>
          </text:insertion>
        </text:changed-region>
        <text:changed-region xml:id="ct167328552" text:id="ct167328552">
          <text:insertion>
            <office:change-info>
              <dc:creator>Gauthier Bastien</dc:creator>
              <dc:date>2012-04-23T10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</text:p>
          <text:p text:style-name="P1">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167229240"/>self.displayValue(self.listProposingGroup(),self.getProposingGroup())<text:change-end text:change-id="ct167229240"/></text:p>
          <text:p text:style-name="P3"><text:line-break/>Correspondant :<text:line-break/><text:change-start text:change-id="ct167229728"/>self.portal_membership.getMemberInfo(self.Creator())['fullname']<text:change-end text:change-id="ct167229728"/></text:p>
          <text:p text:style-name="P3"><text:line-break/>Références :<text:line-break/><text:change-start text:change-id="ct167228496"/>self.getItemReference()<text:change-end text:change-id="ct167228496"/></text:p>
        </draw:text-box>
      </draw:frame>
      <text:p text:style-name="P7"><text:span text:style-name="T1">Du registre aux délibérations du Collège communal a été extrait ce qui suit :</text:span><text:line-break/></text:p>
      <text:p text:style-name="P8">Séance du <text:change-start text:change-id="ct172983368"/>self.getPreferredMeeting()!= 'whatever' and self.uid_catalog(UID=self.getPreferredMeeting())[0].getObject().Title() or '???'<text:change-end text:change-id="ct172983368"/></text:p>
      <text:p text:style-name="P7"><text:line-break/><text:span text:style-name="T2">Etaient présents :</text:span></text:p>
      <text:p text:style-name="P4">-</text:p>
      <text:p text:style-name="P5"><text:change-start text:change-id="ct167328552"/><text:span text:style-name="T3">self.</text:span>Title()<text:change-end text:change-id="ct167328552"/></text:p>
      <text:p text:style-name="P4"/>
      <text:p text:style-name="P6"><office:annotation><dc:date>2009-09-29T00:00:00</dc:date><text:p>do text</text:p><text:p>from xhtml(self.getDecision())</text:p></office:annotation>Décision</text:p>
      <text:p text:style-name="P7"/>
      <text:p text:style-name="P9">Fait en séance à l’Hôtel de Ville, date que dess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font-name="Tahoma" fo:font-size="11pt"/>
    </style:style>
    <style:style style:name="Text_20_body" style:display-name="Text body" style:family="paragraph" style:parent-style-name="Standard2" style:class="text">
      <style:paragraph-properties fo:margin-top="0cm" fo:margin-bottom="0.212cm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size="10pt"/>
    </style:style>
    <style:style style:name="alignTableCenter" style:family="paragraph" style:parent-style-name="Standard">
      <style:paragraph-properties fo:text-align="center" style:justify-single-word="false"/>
    </style:style>
    <style:style style:name="alignTableRight" style:family="paragraph" style:parent-style-name="Standard">
      <style:paragraph-properties fo:text-align="end" style:justify-single-word="false"/>
    </style:style>
    <style:style style:name="alignTableLeft" style:family="paragraph" style:parent-style-name="Standard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10-08-17T12:57:09</meta:creation-date>
    <dc:language>fr-FR</dc:language>
    <meta:editing-cycles>26</meta:editing-cycles>
    <meta:editing-duration>PT1H7M20S</meta:editing-duration>
    <meta:initial-creator>Gauthier Bastien</meta:initial-creator>
    <dc:date>2012-04-23T10:51:10</dc:date>
    <dc:creator>Gauthier Bastien</dc:creator>
    <meta:document-statistic meta:table-count="0" meta:image-count="0" meta:object-count="0" meta:page-count="1" meta:paragraph-count="13" meta:word-count="55" meta:character-count="556" meta:non-whitespace-character-count="510"/>
    <meta:user-defined meta:name="Info 1"/>
    <meta:user-defined meta:name="Info 2"/>
    <meta:user-defined meta:name="Info 3"/>
    <meta:user-defined meta:name="Info 4"/>
  </office:meta>
</office:document-meta>
</file>